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Turn Speed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OE</text:p>
          </table:table-cell>
          <table:table-cell table:style-name="ce1" office:value-type="string">
            <text:p>Firing 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hields</text:p>
          </table:table-cell>
          <table:table-cell table:style-name="ce1" office:value-type="string">
            <text:p>Armor</text:p>
          </table:table-cell>
        </table:table-row>
        <table:table-row table:style-name="ro1">
          <table:table-cell/>
          <table:table-cell office:value-type="string">
            <text:p>Missiles</text:p>
          </table:table-cell>
          <table:table-cell office:value-type="string">
            <text:p>Slow</text:p>
          </table:table-cell>
          <table:table-cell office:value-type="string">
            <text:p>Varies</text:p>
          </table:table-cell>
          <table:table-cell office:value-type="string">
            <text:p>medium</text:p>
          </table:table-cell>
          <table:table-cell office:value-type="string">
            <text:p>slow</text:p>
          </table:table-cell>
          <table:table-cell office:value-type="string">
            <text:p>long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/>
          <table:table-cell office:value-type="string">
            <text:p>Flak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fast</text:p>
          </table:table-cell>
          <table:table-cell office:value-type="string">
            <text:p>medium/short</text:p>
          </table:table-cell>
          <table:table-cell office:value-type="string">
            <text:p>zero</text:p>
          </table:table-cell>
          <table:table-cell office:value-type="string">
            <text:p>low</text:p>
          </table:table-cell>
        </table:table-row>
        <table:table-row table:style-name="ro1">
          <table:table-cell/>
          <table:table-cell office:value-type="string">
            <text:p>Rail</text:p>
          </table:table-cell>
          <table:table-cell office:value-type="string">
            <text:p>Slow/Medium</text:p>
          </table:table-cell>
          <table:table-cell office:value-type="string">
            <text:p>medium/high</text:p>
          </table:table-cell>
          <table:table-cell office:value-type="string">
            <text:p>none</text:p>
          </table:table-cell>
          <table:table-cell office:value-type="string">
            <text:p>slow/medium</text:p>
          </table:table-cell>
          <table:table-cell office:value-type="string">
            <text:p>long/medium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/>
          <table:table-cell office:value-type="string">
            <text:p>Lasers</text:p>
          </table:table-cell>
          <table:table-cell office:value-type="string">
            <text:p>Slow/Medium</text:p>
          </table:table-cell>
          <table:table-cell office:value-type="string">
            <text:p>Varies</text:p>
          </table:table-cell>
          <table:table-cell office:value-type="string">
            <text:p>none</text:p>
          </table:table-cell>
          <table:table-cell office:value-type="string">
            <text:p>varies</text:p>
          </table:table-cell>
          <table:table-cell office:value-type="string">
            <text:p>long/medium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</table:table-row>
        <table:table-row table:style-name="ro1">
          <table:table-cell/>
          <table:table-cell office:value-type="string">
            <text:p>Plasma</text:p>
          </table:table-cell>
          <table:table-cell office:value-type="string">
            <text:p>Medium</text:p>
          </table:table-cell>
          <table:table-cell office:value-type="string">
            <text:p>medium/high</text:p>
          </table:table-cell>
          <table:table-cell office:value-type="string">
            <text:p>none</text:p>
          </table:table-cell>
          <table:table-cell office:value-type="string">
            <text:p>medium/high</text:p>
          </table:table-cell>
          <table:table-cell office:value-type="string">
            <text:p>short</text:p>
          </table:table-cell>
          <table:table-cell table:number-columns-repeated="2" office:value-type="string">
            <text:p>high/mediu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Support Modules</text:p>
          </table:table-cell>
          <table:table-cell table:style-name="ce1" office:value-type="string">
            <text:p>Descrip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oarding Pods</text:p>
          </table:table-cell>
          <table:table-cell office:value-type="string">
            <text:p>Stuns target and has a chance to disable shields, engines, or weapons.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rikecraft Bays</text:p>
          </table:table-cell>
          <table:table-cell office:value-type="string">
            <text:p>Launches fighter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hield Amplifiers</text:p>
          </table:table-cell>
          <table:table-cell office:value-type="string">
            <text:p>Improves shield regeneration in large radiu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hield Resonators</text:p>
          </table:table-cell>
          <table:table-cell office:value-type="string">
            <text:p>Improves shield regeneration cooldown in large radiu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ngine Power Relay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hield Power Relay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Weapons Power Rel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nelayer Modul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dar Senso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vimetric Sensor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oaking Modul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norepair Bay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ractor Beam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6/21/2012</text:date>, <text:time>23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8T20:02:27.02</meta:creation-date>
    <meta:editing-duration>P2DT23H36M43S</meta:editing-duration>
    <meta:editing-cycles>2</meta:editing-cycles>
    <meta:generator>OpenOffice.org/3.3$Win32 OpenOffice.org_project/330m20$Build-9567</meta:generator>
    <meta:initial-creator>Miguel SuVasquez</meta:initial-creator>
    <dc:date>2012-06-21T23:24:19.85</dc:date>
    <dc:creator>Miguel SuVasquez</dc:creator>
    <meta:document-statistic meta:table-count="2" meta:cell-count="67" meta:object-count="0"/>
  </office:meta>
</office:document-meta>
</file>